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master-page-name="">
      <style:paragraph-properties fo:margin-left="0cm" fo:margin-right="0cm" fo:margin-top="0cm" fo:margin-bottom="0cm" fo:text-align="end" style:justify-single-word="false" fo:text-indent="0cm" style:auto-text-indent="false"/>
      <style:text-properties style:font-name="Tahoma"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_20_indent" style:list-style-name="Ordered_20_List"/>
    <style:style style:name="P16" style:family="paragraph" style:parent-style-name="Text_20_body_20_indent" style:list-style-name="L1"/>
    <style:style style:name="P17" style:family="paragraph" style:parent-style-name="Text_20_body" style:list-style-name="L2"/>
    <style:style style:name="P18" style:family="paragraph" style:parent-style-name="Text_20_body" style:list-style-name="Ordered_20_List"/>
    <style:style style:name="P19"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0"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1" style:family="paragraph" style:parent-style-name="Standard" style:list-style-name="L3">
      <style:paragraph-properties fo:text-align="start" style:justify-single-word="false"/>
    </style:style>
    <style:style style:name="P22" style:family="paragraph" style:parent-style-name="Heading_20_2">
      <style:paragraph-properties fo:break-before="page"/>
    </style:style>
    <style:style style:name="P23" style:family="paragraph" style:parent-style-name="Standard" style:list-style-name="L5">
      <style:paragraph-properties fo:margin-top="0cm" fo:margin-bottom="0.199cm" fo:text-align="start" style:justify-single-word="false"/>
    </style:style>
    <style:style style:name="P24" style:family="paragraph" style:parent-style-name="Standard" style:list-style-name="L5">
      <style:paragraph-properties fo:text-align="start" style:justify-single-word="false"/>
    </style:style>
    <style:style style:name="P25" style:family="paragraph" style:parent-style-name="Standard">
      <style:paragraph-properties fo:line-height="100%"/>
    </style:style>
    <style:style style:name="P26" style:family="paragraph" style:parent-style-name="Standard">
      <style:paragraph-properties fo:text-align="start" style:justify-single-word="false"/>
    </style:style>
    <style:style style:name="P27" style:family="paragraph" style:parent-style-name="Standard" style:list-style-name="L6">
      <style:paragraph-properties fo:margin-top="0cm" fo:margin-bottom="0.199cm"/>
    </style:style>
    <style:style style:name="P28" style:family="paragraph" style:parent-style-name="Standard" style:list-style-name="L6">
      <style:paragraph-properties fo:margin-top="0cm" fo:margin-bottom="0.199cm" fo:line-height="100%" fo:text-align="start" style:justify-single-word="false"/>
    </style:style>
    <style:style style:name="P29" style:family="paragraph" style:parent-style-name="Standard" style:list-style-name="L6">
      <style:paragraph-properties fo:margin-top="0cm" fo:margin-bottom="0.199cm" fo:text-align="start" style:justify-single-word="false"/>
    </style:style>
    <style:style style:name="P30" style:family="paragraph" style:parent-style-name="Standard" style:list-style-name="L6"/>
    <style:style style:name="P31" style:family="paragraph" style:parent-style-name="Standard">
      <style:paragraph-properties fo:margin-top="0cm" fo:margin-bottom="0.199cm"/>
    </style:style>
    <style:style style:name="P32" style:family="paragraph" style:parent-style-name="Standard" style:list-style-name="L7"/>
    <style:style style:name="P33" style:family="paragraph" style:parent-style-name="Standard" style:list-style-name="L7">
      <style:paragraph-properties fo:text-align="start" style:justify-single-word="false"/>
    </style:style>
    <style:style style:name="P34" style:family="paragraph" style:parent-style-name="Heading_20_1">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text:display="none"/>
    </style:style>
    <style:style style:name="T6" style:family="text">
      <style:text-properties text:display="true"/>
    </style:style>
    <style:style style:name="T7" style:family="text">
      <style:text-properties fo:font-style="italic" fo:font-weight="bold" style:language-asian="zh" style:country-asian="TW" style:font-style-asian="italic" style:font-weight-asian="bold" style:font-style-complex="italic" style:font-weight-complex="bold"/>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5" text:anchor-type="paragraph" svg:x="0.127cm" svg:y="0.185cm" svg:width="6.165cm" svg:height="2.117cm" draw:z-index="17"><draw:image xlink:href="../images/2000009A000011C5000007882B1A34C6.jpg"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6.1</text:p>
      <text:p text:style-name="P5"/>
      <text:p text:style-name="P6">April 2009</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5</text:p>
          <text:p text:style-name="P14">New to the Servlet Container (aka., Java Web Server)<text:tab/>5</text:p>
          <text:p text:style-name="P14">New to Java Language<text:tab/>5</text:p>
          <text:p text:style-name="P13">1. Creating an Application from Scratch<text:tab/>6</text:p>
          <text:p text:style-name="P14">1. Environment Setup<text:tab/>6</text:p>
          <text:p text:style-name="P14">2. Step by Step Tutorial<text:tab/>9</text:p>
          <text:p text:style-name="P13">2. Creating an Application from Scratch (with IDE)<text:tab/>12</text:p>
          <text:p text:style-name="P14">Installing Eclipse IDE<text:tab/>12</text:p>
          <text:p text:style-name="P14">Installing ZK Studio<text:tab/>12</text:p>
          <text:p text:style-name="P14">Setup and Configure ZK Library<text:tab/>13</text:p>
          <text:p text:style-name="P14">Create a New Dynamic Web Project<text:tab/>16</text:p>
          <text:p text:style-name="P13">3. Running A Sample Application<text:tab/>24</text:p>
          <text:p text:style-name="P14">No Installation Required<text:tab/>24</text:p>
          <text:p text:style-name="P14">Installing Sample Application on Your Computer<text:tab/>24</text:p>
          <text:p text:style-name="P13">Appendix A. The Content of Binary Distribution<text:tab/>25</text:p>
          <text:p text:style-name="P14">/doc<text:tab/>25</text:p>
          <text:p text:style-name="P14">/dist/lib<text:tab/>25</text:p>
          <text:p text:style-name="P14">/dist/lib/zkforge<text:tab/>25</text:p>
          <text:p text:style-name="P14">/dist/lib/ext<text:tab/>26</text:p>
          <text:p text:style-name="P14">/dist/src<text:tab/>28</text:p>
          <text:p text:style-name="P14">/dist/xsd<text:tab/>28</text:p>
          <text:p text:style-name="P14">/dist/WEB-INF<text:tab/>28</text:p>
          <text:p text:style-name="P13">Appendix B. The Content of Demo Distribution<text:tab/>29</text:p>
          <text:p text:style-name="P14">/<text:tab/>29</text:p>
          <text:p text:style-name="P14">/zkdemo<text:tab/>29</text:p>
          <text:p text:style-name="P14">/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15">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15">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15">Download <text:a xlink:type="simple" xlink:href="http://apache.stu.edu.tw/tomcat/tomcat-5/v5.5.27/bin/apache-tomcat-5.5.27.exe">Windows Service Installer</text:a> from the following url.</text:p>
          <text:p text:style-name="P15"><text:a xlink:type="simple" xlink:href="http://tomcat.apache.org/download-60.cgi">http://tomcat.apache.org/download-60.cgi</text:a> </text:p>
        </text:list-item>
        <text:list-item>
          <text:p text:style-name="P15">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text:style-name="L1">
        <text:list-item text:start-value="1">
          <text:p text:style-name="P16">Start Tomcat by finding its start program in the Programs Menu (located in the Start menu). Look under Apache Tomcat 6.0 and select "Monitor Tomcat". Click the Start button to activates the server.</text:p>
          <text:p text:style-name="P16"><draw:frame draw:style-name="fr2" draw:name="graphics1" text:anchor-type="paragraph" svg:width="11.005cm" svg:height="10.502cm" draw:z-index="13"><draw:image xlink:href="../images/tomcat.png" xlink:type="simple" xlink:show="embed" xlink:actuate="onLoad"/></draw:frame></text:p>
        </text:list-item>
        <text:list-item>
          <text:p text:style-name="P16">Open a Web browser and type in the following URL:</text:p>
        </text:list-item>
      </text:list>
      <text:p text:style-name="Text_20_body_20_indent"><draw:frame draw:style-name="fr3" draw:name="graphics18" text:anchor-type="paragraph" svg:width="16cm" svg:height="13.538cm" draw:z-index="14"><draw:image xlink:href="../images/tomcat2.png" xlink:type="simple" xlink:show="embed" xlink:actuate="onLoad"/></draw:frame></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2. Step by Step Tutorial</text:h>
      <text:list text:style-name="L2">
        <text:list-item>
          <text:p text:style-name="P17">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17">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17">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17">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17">Activates Tomcat Server</text:p>
        </text:list-item>
      </text:list>
      <text:p text:style-name="Text_20_body_20_indent">Use Tomcat Monitor to activates the Server.</text:p>
      <text:p text:style-name="Text_20_body_20_indent"><draw:frame draw:style-name="fr3" draw:name="graphics19" text:anchor-type="paragraph" svg:width="11.005cm" svg:height="10.502cm" draw:z-index="15"><draw:image xlink:href="../images/tomcat.png" xlink:type="simple" xlink:show="embed" xlink:actuate="onLoad"/></draw:frame></text:p>
      <text:list text:style-name="L2" text:continue-numbering="true">
        <text:list-item>
          <text:p text:style-name="P17">Browse the Application</text:p>
          <text:p text:style-name="P17">Browse to http://localhost:8080/myZK/. </text:p>
        </text:list-item>
      </text:list>
      <text:p text:style-name="Text_20_body"><draw:frame draw:style-name="fr2" draw:name="graphics20" text:anchor-type="paragraph" svg:width="5.477cm" svg:height="1.508cm" draw:z-index="1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18">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18">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19">Start the Eclipse which already has ZK Studio installed.</text:p>
        </text:list-item>
        <text:list-item>
          <text:p text:style-name="P19">Click <text:span text:style-name="T3">[Window]/[Preferences]</text:span> in Eclipse main menu.</text:p>
        </text:list-item>
        <text:list-item>
          <text:p text:style-name="P19">On the Preferences Window, select <text:span text:style-name="T3">ZK/ZK Packages</text:span>.</text:p>
        </text:list-item>
        <text:list-item>
          <text:p text:style-name="P19">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15.889cm" svg:height="14.288cm" draw:z-index="0"><draw:image xlink:href="../images/import_ZK-1.png" xlink:type="simple" xlink:show="embed" xlink:actuate="onLoad"/></draw:frame></text:p>
        </text:list-item>
        <text:list-item>
          <text:p text:style-name="P20">It will popup a confirm window, click OK.<text:line-break/><draw:frame draw:style-name="fr4" draw:name="graphics3" text:anchor-type="as-char" svg:width="10.529cm" svg:height="4.47cm" draw:z-index="1"><draw:image xlink:href="../images/import_ZK-3.png" xlink:type="simple" xlink:show="embed" xlink:actuate="onLoad"/></draw:frame></text:p>
        </text:list-item>
        <text:list-item>
          <text:p text:style-name="P20">Type the alias name as you like for this imported package on next window, click OK.<text:line-break/><draw:frame draw:style-name="fr4" draw:name="graphics4" text:anchor-type="as-char" svg:width="12.91cm" svg:height="5.158cm" draw:z-index="2"><draw:image xlink:href="../images/import_ZK-4.png" xlink:type="simple" xlink:show="embed" xlink:actuate="onLoad"/></draw:frame></text:p>
        </text:list-item>
        <text:list-item>
          <text:p text:style-name="P21">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16.999cm" svg:height="12.972cm" draw:z-index="9"><draw:image xlink:href="../images/GlobalPreference_ZKPackages.png" xlink:type="simple" xlink:show="embed" xlink:actuate="onLoad"/></draw:frame>You can remove unwanted ZK package in ZK Packages preferences page in Preferences Window by select the row in ZK Package then click <text:span text:style-name="T3">Remove</text:span>.</text:p>
      <text:h text:style-name="P22" text:outline-level="2">Create a New Dynamic Web Project</text:h>
      <text:list text:style-name="L5">
        <text:list-item>
          <text:p text:style-name="P23">Click <text:span text:style-name="T3">[File]/[New]/[Dynamic Web Project]</text:span> in Eclipse main menu</text:p>
        </text:list-item>
        <text:list-item>
          <text:p text:style-name="P23">Type the project name, click "<text:span text:style-name="T3">Modify...</text:span>" in the Configuration Column<text:line-break/><draw:frame draw:style-name="fr4" draw:name="graphics8" text:anchor-type="as-char" svg:width="14.097cm" svg:height="15.33cm" draw:z-index="3"><draw:image xlink:href="../images/CreateZKProject_34-1.png" xlink:type="simple" xlink:show="embed" xlink:actuate="onLoad"/></draw:frame></text:p>
        </text:list-item>
        <text:list-item>
          <text:p text:style-name="P24">On the left side of pop-up Project Facets Window, select <text:span text:style-name="T3">ZK Supports</text:span>, then Click <text:span text:style-name="T3">OK</text:span>.<text:line-break/><draw:frame draw:style-name="fr5" draw:name="graphics9" text:anchor-type="as-char" svg:y="-11.748cm" svg:width="15.499cm" svg:height="11.933cm" draw:z-index="4"><draw:image xlink:href="../images/CreateZKProject_34-2.png" xlink:type="simple" xlink:show="embed" xlink:actuate="onLoad"/></draw:frame></text:p>
        </text:list-item>
        <text:list-item>
          <text:p text:style-name="P23">Click <text:span text:style-name="T3">Next</text:span></text:p>
        </text:list-item>
        <text:list-item>
          <text:p text:style-name="P23">If you don't want to modify the default directory of Context Root, Content Directory, Java Source Directory, just click <text:span text:style-name="T3">Next</text:span>.</text:p>
        </text:list-item>
        <text:list-item>
          <text:p text:style-name="P23">On the next page you can choose which ZK packages you want to use for this Dynamic Web Project. It will automatically choose the default ZK packages configured in the ZK Packages preferences page in Preferences Window of Eclipse.<text:line-break/><draw:frame draw:style-name="fr6" draw:name="graphics10" text:anchor-type="as-char" svg:width="14.256cm" svg:height="13.113cm" draw:z-index="5"><draw:image xlink:href="../images/CreateZKProject_33-3.png" xlink:type="simple" xlink:show="embed" xlink:actuate="onLoad"/></draw:frame><text:line-break/><text:span text:style-name="T5">You can select other ZK packages installed in Eclipse by click the combo box.</text:span></text:p>
        </text:list-item>
        <text:list-item>
          <text:p text:style-name="P23">Click <text:span text:style-name="T3">Finish</text:span>, the New Project Wizard will setup a Dynamic Web Project ready for development.</text:p>
        </text:list-item>
      </text:list>
      <text:p text:style-name="P25"><text:span text:style-name="T3">Tips:</text:span><text:line-break/>You can see a ZK mar<text:span text:style-name="T2">k</text:span> on the pro<text:span text:style-name="T2">ject's right top icon to indicate that this project is support ZK:<text:line-break/></text:span><text:span text:style-name="T2"><draw:frame draw:style-name="fr4" draw:name="graphics17" text:anchor-type="as-char" svg:width="14.288cm" svg:height="12.065cm" draw:z-index="6"><draw:image xlink:href="../images/hasZKLibrary.png" xlink:type="simple" xlink:show="embed" xlink:actuate="onLoad"/></draw:frame></text:span></text:p>
      <text:p text:style-name="Heading_20_3">Create New ZUL File</text:p>
      <text:p text:style-name="Heading_20_4">Using New File Command</text:p>
      <text:p text:style-name="P26">You can create new ZUL file via <text:span text:style-name="T3">[File]/[New]/[File]</text:span> command in Eclipse main menu.<text:line-break/><draw:frame draw:style-name="fr7" draw:name="graphics11" text:anchor-type="as-char" svg:y="-4.394cm" svg:width="16.798cm" svg:height="7.883cm" draw:z-index="7"><draw:image xlink:href="../images/NewZULFileMethod1-1.png" xlink:type="simple" xlink:show="embed" xlink:actuate="onLoad"/></draw:frame></text:p>
      <text:p text:style-name="P26">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12"><draw:image xlink:href="../images/NewZULFileMethod1-2.png" xlink:type="simple" xlink:show="embed" xlink:actuate="onLoad"/></draw:frame></text:p>
      <text:p text:style-name="Heading_20_4">Using New ZUL File Wizard</text:p>
      <text:list text:style-name="L6">
        <text:list-item>
          <text:p text:style-name="P27">There are two ways to open New ZUL File Wizard:</text:p>
          <text:list>
            <text:list-item>
              <text:p text:style-name="P28">Right click on the opened project which has been created as Dynamic Web Project in "Project Explorer" view or "Package Explorer" view, select <text:span text:style-name="T3">[New]/[ZUL]</text:span>.<text:line-break/><draw:frame draw:style-name="fr4" draw:name="graphics13" text:anchor-type="as-char" svg:width="14.811cm" svg:height="9.629cm" draw:z-index="8"><draw:image xlink:href="../images/NewZULFileRightClick.png" xlink:type="simple" xlink:show="embed" xlink:actuate="onLoad"/></draw:frame></text:p>
            </text:list-item>
            <text:list-item>
              <text:p text:style-name="P28">Click <text:span text:style-name="T3">[File]/[New]/[ZUL]</text:span> in Eclipse main menu when you select an opened project which has been created as Dynamic Web Project.<text:line-break/><text:span text:style-name="T6"><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29">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draw:frame draw:style-name="fr4" draw:name="graphics15" text:anchor-type="as-char" svg:width="15.051cm" svg:height="11.296cm" draw:z-index="10"><draw:image xlink:href="../images/NewZULFileWizard1.png" xlink:type="simple" xlink:show="embed" xlink:actuate="onLoad"/></draw:frame></text:p>
        </text:list-item>
        <text:list-item>
          <text:p text:style-name="P30">The newly created ZUL File will be opened in ZUL Editor.</text:p>
        </text:list-item>
      </text:list>
      <text:p text:style-name="Heading_20_3"><text:bookmark-start text:name="Running the ZUL File"/>Running the ZUL File<text:bookmark-end text:name="Running the ZUL File"/></text:p>
      <text:p text:style-name="P31">To run the ZUL File (that is, to run a ZK Web application in Eclipse), follow the instructions:</text:p>
      <text:list text:style-name="L7">
        <text:list-item>
          <text:p text:style-name="P32">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draw:frame draw:style-name="fr7" draw:name="graphics16" text:anchor-type="as-char" svg:y="0cm" svg:width="15.314cm" svg:height="12.197cm" draw:z-index="11"><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7">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33">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7">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32">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18">Download zk-demo-3.6.1.zip from <text:a xlink:type="simple" xlink:href="http://sourceforge.net/project/showfiles.php?group_id=152762&amp;package_id=169309">here (sourceforge.net)</text:a>.</text:p>
          <text:p text:style-name="P18">http://downloads.sourceforge.net/zk1/zk-demo-3.6.1.zip</text:p>
        </text:list-item>
        <text:list-item>
          <text:p text:style-name="P18">Unzip zk-demo-3.6.1.zip, and Copy zkdemo.war to the $TOMCAT_HOME\webapps directory</text:p>
        </text:list-item>
        <text:list-item>
          <text:p text:style-name="P18">Execute $TOMCAT_HOME\bin\tomcat5w.exe, and clicks Start button to activate your Web Server.</text:p>
        </text:list-item>
        <text:list-item>
          <text:p text:style-name="P18">Open your browser to visit <text:a xlink:type="simple" xlink:href="http://localhost:8080/zkdemo-all/userguide">http://localhost:8080/zkdemo/userguide</text:a>. </text:p>
          <text:p text:style-name="P18">The port number depends on how you installed your Web or application servers. Some application servers deploy only the EAR file. That is, you have to deploy zkdemos.ear instead.</text:p>
        </text:list-item>
      </text:list>
      <text:h text:style-name="P34" text:outline-level="1">Appendix A. The Content of Binary Distribution</text:h>
      <text:p text:style-name="Text_20_body">This chapter describes the content of zk-bin-3.6.1.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1</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standard edition]</text:p>
          </table:table-cell>
        </table:table-row>
        <table:table-row>
          <table:table-cell office:value-type="string">
            <text:p text:style-name="Table_20_Contents">jasperreports.jaritext.jarjxl.jarpoi.jarcommons-collections.jar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 <text:a xlink:type="simple" xlink:href="http://www.jython.org/">ython</text:a> 2.2.1</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1.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1.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4-25T11:36:21</meta:creation-date>
    <dc:creator>Tom Yeh</dc:creator>
    <dc:date>2009-04-25T11:37:11</dc:date>
    <dc:language>en-US</dc:language>
    <meta:editing-cycles>34</meta:editing-cycles>
    <meta:editing-duration>PT51M34S</meta:editing-duration>
    <meta:user-defined meta:name="Info 1"/>
    <meta:user-defined meta:name="Info 2"/>
    <meta:user-defined meta:name="Info 3"/>
    <meta:user-defined meta:name="Info 4"/>
    <meta:document-statistic meta:table-count="4" meta:image-count="19" meta:object-count="0" meta:page-count="29" meta:paragraph-count="281" meta:word-count="2695" meta:character-count="17218"/>
  </office:meta>
</office:document-meta>
</file>